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top="0cm" fo:margin-bottom="0cm" loext:contextual-spacing="false" fo:line-height="100%" fo:break-before="auto" fo:break-after="auto" style:writing-mode="lr-tb"/>
    </style:style>
    <style:style style:name="P3" style:family="paragraph" style:parent-style-name="Standard">
      <style:paragraph-properties fo:margin-top="0cm" fo:margin-bottom="0cm" loext:contextual-spacing="false" fo:line-height="100%" fo:break-before="auto" fo:break-after="auto" style:writing-mode="lr-tb"/>
      <style:text-properties style:font-name="Times New Roman" fo:font-size="12pt" style:font-name-asian="Times New Roman" style:font-size-asian="12pt" style:font-name-complex="Times New Roman" style:font-size-complex="12pt"/>
    </style:style>
    <style:style style:name="P4" style:family="paragraph" style:parent-style-name="Standard">
      <style:paragraph-properties fo:margin-top="0cm" fo:margin-bottom="0.353cm" loext:contextual-spacing="false" fo:line-height="115%" fo:text-align="justify" style:justify-single-word="false" fo:break-before="auto" fo:break-after="auto" style:writing-mode="lr-tb"/>
    </style:style>
    <style:style style:name="P5" style:family="paragraph" style:parent-style-name="Standard">
      <style:paragraph-properties fo:margin-top="0cm" fo:margin-bottom="0cm" loext:contextual-spacing="false" fo:line-height="100%"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6" style:family="paragraph" style:parent-style-name="Standard">
      <style:paragraph-properties fo:margin-top="0cm" fo:margin-bottom="0.353cm" loext:contextual-spacing="false" fo:line-height="115%" fo:text-align="justify" style:justify-single-word="false" fo:break-before="auto" fo:break-after="auto" style:writing-mode="lr-tb"/>
      <style:text-properties fo:font-weight="bold" style:font-weight-asian="bold" style:font-weight-complex="bold"/>
    </style:style>
    <style:style style:name="P7" style:family="paragraph" style:parent-style-name="Heading_20_3" style:master-page-name="Standard">
      <style:paragraph-properties fo:line-height="100%" style:page-number="auto" fo:break-before="auto" fo:break-after="auto" style:writing-mode="lr-tb"/>
    </style:style>
    <style:style style:name="P8" style:family="paragraph" style:parent-style-name="Heading_20_3">
      <style:paragraph-properties fo:line-height="100%" fo:break-before="auto" fo:break-after="auto" style:writing-mode="lr-tb"/>
    </style:style>
    <style:style style:name="T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Times New Roman" fo:font-size="12pt" style:font-name-asian="Times New Roman" style:font-size-asian="12pt" style:font-name-complex="Times New Roman" style:font-size-complex="12pt"/>
    </style:style>
    <style:style style:name="T3" style:family="text">
      <style:text-properties style:font-name="Times New Roman" fo:font-size="12pt" fo:font-weight="bold" style:font-name-asian="Times New Roman" style:font-size-asian="12pt" style:font-weight-asian="bold" style:font-name-complex="Times New Roman"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0"><text:bookmark text:name="h.vlfh1i6g73uq"/>Macter4</text:h>
      <text:p text:style-name="P2"><text:span text:style-name="T1">Przyjechałem do hotelu, wziąłem prysznic i zabieram się za relację z ponymeeta. W tym miejscu kończą się cechy wspólne z Crystal Fair. Możecie mi wierzyć lub nie, ale nie porównuję meetów do „</text:span><text:span text:style-name="T2">K</text:span><text:span text:style-name="T1">ryształowego </text:span><text:span text:style-name="T2">T</text:span><text:span text:style-name="T1">argu” w poszukiwaniu chorej satysfakcji w wytykaniu najdrobniejszych potknięć. Wiele rzeczy w życiu jest tymi pierwszymi, które stają się takim wzornikiem, do którego odnosi się resztę. Dla mnie takim przykładem jest wyprawa do Finlandii, gdzie miałem okazję odczuć mrówczą pracę organizatorów. Wiedzieli oni, że jeden element może wywołać efekt domina i mieć niepowstrzymany wpływ na całą imprezę. Takie coś przytrafiło się organizatorom Vistuliana. Najzwyczajniej w świecie coś się wysypało i akredytacja ruszyła z dużym opóźnieniem. To opóźnienie przełożyło się na to, że pieczołowicie przygotowany program atrakcji przestał obowiązywać. Skutkiem tego było zamieszanie między uczestnikami i prelegentami, którzy nie wiedzieli kiedy i jakie panele się toczą. Ja np. pot</text:span><text:span text:style-name="T2">ę</text:span><text:span text:style-name="T1">żnie się spóźniłem lub minąłem się z kilk</text:span><text:span text:style-name="T2">oma</text:span><text:span text:style-name="T1"> prelekcjami. Chaos był tak ogromny, że organizatorzy byli w stanie jedynie „leczyć objawowo”. A jeżeli plotki są prawdziwe, to całą t</text:span><text:span text:style-name="T2">ę</text:span><text:span text:style-name="T1"> sekwencj</text:span><text:span text:style-name="T2">ę</text:span><text:span text:style-name="T1"> katastrofy wywołał wbrew pozorom mały drobiazg. W sumie to jest taki największy problem, pomniejsze to znów brak opisów prelekcji. Tytuł czasami nie mówił zupełnie nic, a nie można sprawdzić wszystkiego, jeżeli punkty się pokrywają (co jest zupełnie normalne).</text:span></text:p>
      <text:p text:style-name="P2"><text:span text:style-name="T1">Była łyżka dziegciu (no, może trochę więcej niż łyżk</text:span><text:span text:style-name="T2">a</text:span><text:span text:style-name="T1">), czas na beczkę miodu. Meet mogę ocenić jako bardzo udany. O samych prelekcjach nie mogę za wiele powiedzieć, bo udało mi się dotrzeć tylko na 3 – pokazy Fluttersławii, prelekcja o sztucznej inteligencji i panel </text:span><text:span text:style-name="T2">R</text:span><text:span text:style-name="T1">adia Yay. Jednak na żadną z nich nie mogę narzekać. Tak samo jak na wyposażenie sal. Z punktu widzenia uczestnika, wszystko było na miejscu, a prelegenci nie musieli biegać i szukać helperów/organizatorów, bo czegoś brakowało lub nie działało. Nie natrafiłem także na sytuację, gdzie po zgłoszeniu po pomoc ktoś został odprawiony z kwitkiem. Czasami trzeba było poczekać, czasami było się odsyłanym do kogoś ważniejszego, ale ostatecznie otrzymywało się odpowiedź na swoje pytanie. Duże pochwały za przewidzenie, że cz</text:span><text:span text:style-name="T2">ę</text:span><text:span text:style-name="T1">ść uczestników nie będzie chciała spać i zaplanowanie dla nich sali oddalonej na tyle, na ile było to możliwe od sleepr</text:span><text:span text:style-name="T2">o</text:span><text:span text:style-name="T1">omów. Jedynym problem w niej była dyrektorka, która non stop przychodziła i miała problem z hałasem. O ile na początku było tam bardzo głośno, to później po upomnieniach organizatorów zeszliśmy do akceptowalnego poziomu. Tylko pani dyrektor (która chyba chciała spać w najbliższym sąsiedztwie – innego wytłumaczenia nie widzę) ciągle coś przeszkadzało i chyba oczekiwała, że jak małe i grzeczne siedmiolatki pójdziemy spać o 22. Też takie małe słówko do organizatorów odnośnie ciągłego przypominania, że w tej sali się nie śpi</text:span><text:span text:style-name="T2">: p</text:span><text:span text:style-name="T1">o przepędzeniu śpiochów zostali tam tylko ludzie, którzy chcieli ciekawej spędzić noc, a to, że ktoś po drodze sobie uciął krótką drzemkę czy nawet „położył się spać” na godzinkę lub dwie, to jeszcze nie powód, aby się o niego martwić. </text:span><text:span text:style-name="T2">J</text:span><text:span text:style-name="T1">ak tylko skończy podładowywać swoje wewnętrzne baterie, to wróci do zabawy i na pewno nie będzie miał pretensji do reszty grupy, że była głośno, g</text:span><text:span text:style-name="T2">d</text:span><text:span text:style-name="T1">y ten ucinał komara. A i przy okazji, rozłożony śpiwór i siedzący na nim</text:span><text:span text:style-name="T2"> ludzie</text:span><text:span text:style-name="T1"> nie oznaczają, że będą szli spać. Taki widok sygnalizuje, że podłoga była dla nich za twarda i postanowili podłożyć sobie coś pod tyłki.</text:span></text:p>
      <text:p text:style-name="P2"><text:span text:style-name="T1">Całość wydarzenia oceniam dość pozytywnie. Fakt, że jedno potknięcie dość mocno zach</text:span><text:span text:style-name="T2">wia</text:span><text:span text:style-name="T1">ło tym minikonwentem, ale cał</text:span><text:span text:style-name="T2">a</text:span><text:span text:style-name="T1"> reszta była jak najbardziej na wysokim poziomie. Organizatorzy muszą popracować nad paroma rzeczami (np. w pełni gotowe i przetestowane plany awaryjne dla kluczowych punktów programu), ale większość z nich była na wystarczającym poziomie i jedynie wystarczy im spokojne dopieszczenie szczegółów. Mam nadzieję, że będzie mi dane przyjechać do Warszawy jeszcze niejeden raz. </text:span></text:p>
      <text:p text:style-name="P3"/>
      <text:p text:style-name="P5">BronySWAG</text:p>
      <text:p text:style-name="P2"><text:soft-page-break/><text:span text:style-name="T2">Dla mnie przygoda z wyjazdem na Vistuliana zaczęła się już w piątkowe południe, kiedy to wyjechałem PolskimBusem z dworca PKS w moim mieście. Nieco ponad trzy godziny później byłem już na dworcu na warszawskich Młocinach. Tam wsiadłem w metro i pojechałem do Centrum. Tutaj skończyła się łatwa część podróży. Nie oszukujmy się, ale warszawskie metro nie jest skomplikowane, zwłaszcza kiedy wsiada się na początku linii, wtedy nie ma opcji, żeby nie dojechać na wybraną stację. Jednak część trasy do mojego gospodarza, którą mogłem pokonać metrem, już się skończyła. Wyszedłem na powierzchnię i znalazłem się w miejscu, które kojarzyłem jedynie z telewizji. Próbowałem zapytać o dalszą drogę, ale każdy pędził w swoją stronę. Przystanąłem na chwilę i zacząłem standardową procedurę rozglądania się za znajomymi twarzami. Z twarzy znam ledwie garstkę bronies, których miałem okazję widzieć na zdjęciach, więc nie liczyłem na wypatrzenie kogoś znajomego, a jednak udało mi się. Pod ścianą, na walizce siedziała pochylona osoba z dość znajomą brodą i posturą. Nie byłem jednak pewien na 100%, kogo widzę, więc postanowiłem rozegrać to nieco inaczej. Jestem fanem subtelnych zagrywek, więc wyjąłem z plecaka przypinkę z Rainbow Dash i przyczepiłem do ramienia plecaka. Podchodzę, nachylam się i pytam o drogę do Warszawy Śródmieście. Mój rozmówca odpowiedział, że nie jest stąd i nie bardzo wie. Wtedy podniósł głowę, spojrzał na przypinkę i powiedział „ładny kuc”. Jak się okazało, dobrze zidentyfikowałem tę osobę jako Poldka. Zbiliśmy po brohoofie, a po chwili przyszedł Tobiak, znajomy Poldka, a zarazem warszawski brony. Razem odprowadzili mnie na stację, pomogli kupić odpowiedni bilet i wskazali właściwą SKM-kę, która miała zawieźć mnie na Rembertów do mojego gospodarza. Po dotarciu na miejsce spędziłem resztę dnia w miejscu noclegu. Kiedy rano się obudziłem, na miejscu był już Redziak z ekipą, z którą to miałem jechać na miejsce. Podróż była fantastycznym before party. Byliśmy wyładowani po brzegi, co ważne, auto nie było zbyt pojemne. W dodatku musiałem zapinać się nierozwijalnym pasem, więc robiłem to na wdechu z moją walizką na kolanach. Pluszak na desce i karton z logo My Little Pony zasłaniający większość tylnej szyby dopełniły widoku całości. Byliśmy bardzo wesołym, a zarazem powolnym elementem drogi.</text:span></text:p>
      <text:p text:style-name="P3"/>
      <text:p text:style-name="P2"><text:span text:style-name="T2">Na miejscu byliśmy koło 9. Spotkałem wtedy kilka nowych osób, a także mojego współpracownika z Radia Yay. Stałem w kolejce trochę mniej niż półtorej godziny. Krótko po otwarciu akredytacji zrobiło się gorąco i czułem, że mogę źle znieść dalsze oczekiwanie, więc skorzystałem z pierwszeństwa w akredytacji, które przysługiwało mi jako prelegentowi. Potem rozpoczął się meet, jednak akredytacja szła bardzo wolno i na pierwszą w planie prelekcję dla nowych bronies przybyły całe dwie osoby, w związku z czym Spidi zdecydował się na jej odwołanie, aby kupić trochę czasu. Ostatecznie skończyło się na godzinowym opóźnieniu. Błędy się zdarzają, widać, że starano się radzić z sytuacją na bieżąco, co się oczywiście chwali, zaś działania naprawcze okazały się na tyle dobre, że plan wrócił na stary tor godzinowy, co paradoksalnie spotęgowało uczucie chaosu z atrakcjami. Nigdzie nie zostało ogłoszone, że wszystko wraca do normy, przez co ominęła mnie jedna prelekcja, ponieważ wyliczyłem, że jeśli miała być o 16, to przez obsuwę odbędzie się o 17. Przychodzę 10 minut przed czasem, a tu okazuje się, że wszystko się kończy. Lepiej byłoby chyba zostawić cały plan przesunięty o tę godzinę. Potem doszło do kolejnego zgrzytu; tym razem organizatorzy nie mieli na to wpływu, bowiem Mikołaj Klimek spóźnił się na swoje warsztaty o godzinę i byłem jedyną osobą, w którą to uderzyło, ponieważ miałem po nim prelekcję w tej samej sali. Bardzo muszę pochwalić pomoc techniczną, która działała sprawnie. Do mojej debiutanckiej prelekcji „Czy fandom umiera?” potrzebowałem komputera oraz rzutnika. Projektor był na sali, jednak ktoś zabrał komputer, który wcześniej tam był. Zgłosiłem problem do jednej osoby i już minutę później wracałem do sali z laptopem. Jeśli temat kogoś interesuje, a nie mógł pojawić się na moim panelu, to powiem tyle, że fandom nie umiera i ma się całkiem nieźle, choć najlepsze czasy minęły.</text:span></text:p>
      <text:p text:style-name="P2"><text:soft-page-break/><text:span text:style-name="T2">Pozostałe atrakcje, na których byłem, jak spotkanie z Grzegorzem Pawlakiem, pokaz Fluttersławii, Szczyt Fanfikowy czy panel Radia Yay, wypadły dobrze. Świetnie bawiłem się przez cały czas; nawet jeśli nie uczestniczyłem w niczym, to byłem zajęty przez zakupy bądź rozmowy z mnóstwem osób, które miałem okazję widzieć po raz pierwszy w życiu, mimo że utrzymujemy kontakt internetowy. Po zakończeniu części dziennej bardzo szybko uwinięto się ze sprzątaniem i wydzieleniem sypialnianej części budynku. Śpiochy dostały cały korytarz wraz z salami, natomiast na piętrze zorganizowano miejsce dla nocnych marków. Również tam dobrze się bawiłem. Rozgrywki gier planszowych, pogaduchy, karaoke, rysowanie, tworzenie animacji. Było w czym brać udział albo na co popatrzeć, a przy tym nie trzeba było być specjalnie cicho, aby nie pobudzić tych na dole, ponieważ żadne dźwięki tam nie docierały. Długo nie wytrzymałem z resztą uczestników i poszedłem spać. Byłem tak zmęczony, że nawet podłoga wydawała się mniej twarda niż zwykle. Rano spakowałem się i pożegnałem z ostatnimi znajomymi, którzy jeszcze byli obecni. Potem była ewakuacja z budynku, wspólne zdjęcie oraz owacje dla organizatorów. Następnie udałem się w podróż do domu. Mimo obsuwy na początku uważam tego meeta za niesamowicie udanego i już dziś wiem, że na pewno przybędę na przyszłoroczną edycję.</text:span></text:p>
      <text:p text:style-name="P3"/>
      <text:p text:style-name="P2"><text:span text:style-name="T3">Geralt of Poland</text:span></text:p>
      <text:p text:style-name="P2"><text:span text:style-name="T2">I pomyśleć, że jadąc w sobotni poranek na meeta, obawiałem się, czy się nie spóźnię… Organizacyjne turbulencje przy akredytacji, przez które początek meeta przesunął się o około godzinę, nie były na pewno najlepszym początkiem, zwłaszcza jeśli chodzi o wyczekiwanie pod szkołą w słońcu i żmudne pięcie się do drzwi schodek po schodku. Wreszcie jednak akredytacja przyśpieszyła i można było rzucić się w wir tłumu wszechobecnych bronies i pegasis. Niestety przez początkowe opóźnienie plan atrakcji dość mocno się rozjechał, tak więc ciężko mi szczególnie się o tym rozpisać – krążyłem pomiędzy salami, to tu, to tam, patrząc, gdzie dzieje się coś ciekawego. Udało mi się trafić na końcówkę panelu na temat fanfików i pokazu Fluttersławii, na moment zajrzałem też na spotkanie z Grzegorzem Pawlakiem. Dałem radę wziąć udział w spotkaniu z Arturem Filipowiczem, twórcą Youtubowego kanału „Topowa Dycha”, autorem dokumentu pod tytułem „Bronies – duzi fani małych kucyków”. Było mi też dane wysłuchać prelekcji Irwina pod kuszącym tytułem „Przekrój charakterów piłą mechaniczną”, która po wyczerpaniu w kilkanaście minut tematu bohaterek serialu przeszła płynnie do rozmowy na temat marketingu i praw autorskich w kontekście Hasbro i kucyków. Na koniec dane było mi wysłuchać prelekcji BronySWAGa (jego prelekcyjny debiut, o ile pamiętam), który za pomocą rozmaitych statystyk dotyczących naszej społeczności starał się odpowiedzieć na odwieczne, egzystencjalne pytanie: „Czy fandom umiera?”. Biorąc pod uwagę to, jak licznie zjechano się na tego meeta (340 osób), z pewnością można odpowiedzieć, że na obecną chwilę ma się dobrze, a przynajmniej nie stoi jeszcze jedną kończyną w grobie. W międzyczasie było chodzenie pomiędzy ustawionymi na korytarzu stoiskami i okazjonalne wyłowienie w tłumie znajomego nicka bądź bycie wyłowionym (pozdrowienia dla Dayana). O części nocnej, która, według relacji, trwała na piętrze do białego rana, niestety się nie wypowiem, gdyż ostatecznie pokonało mnie zmęczenie i zew sleeproomu. Biorąc pod uwagę, że rzeczą, jakiej najbardziej żałuję, było właśnie przespanie nocy, zamiast wykorzystanie jej na spędzenie czasu z nocnymi markami, to było naprawdę dobrze. Oczywiście był wprowadzający nieco chaosu akcent z problemami organizacyjnymi, ale poza tym nie mam ekipie meeta nic do zarzucenia – widać było orgów uwijających się, żeby wszystko działało jak najbardziej sprawnie. Meeta oceniam bardzo pozytywnie, nie żałując w żadnym stopniu swojego przybycia. Pozostaje tylko niecierpliwie wyczekiwać spotkania w Warszawie za rok…</text:span></text:p>
      <text:p text:style-name="P3"/>
      <text:h text:style-name="P8" text:outline-level="10"><text:bookmark text:name="h.e86fga5f5tci"/><text:soft-page-break/>Cahan</text:h>
      <text:p text:style-name="P1"/>
      <text:p text:style-name="P4">Vistulian to meet, o którym było głośno już miesiące przed samą imprezą. Nie był to rzecz jasna powód, dla którego nań pojechałam, chciałam się zwyczajnie w świecie dobrze bawić. A jak wyszło? No cóż, sama podróż była całkiem przyjemna, Pendolino to naprawdę fajny pociąg. Muszę również pochwalić organizatorów za mapkę dojazdu, która pozwoliła mi nie zgubić się w Warszawie. Szkoda tylko, że nie dodali jeszcze instrukcji obsługi „Jak przetrwać na Dworcu Centralnym w Warszawie”, bo to miejsce spokojnie nadawałoby się do trzymania minotaura.</text:p>
      <text:p text:style-name="P4">To, co zastałam na miejscu, to skwar i gigantyczna kolejka do akredytacji, która szła w sumie całkiem szybko, jednak i tak zaliczyć ją można do przeżyć wybitnie nieprzyjemnych. Niestety, skutki tego opóźnienia dotknęły cały ponymeet, ponieważ plan prelekcji totalnie się rozjechał i to nierównomiernie. W efekcie ulotki, które rozdawali organizatorzy, nie przydały się za bardzo. Jeśli zaś chodzi o identyfikatory, to był to ten typ, który wiesza się na smyczy, więc jest w sumie fajna pamiątka. Wersja dla pegasis miała rysunek Księżniczki Pomeranii, a dla bronies Księcia Baltica. Oba kuce są maskotkami Stowarzyszenia Tribrony i narysował je Ruhisu.</text:p>
      <text:p text:style-name="P4">Byłam na niewielu prelekcjach, a jeszcze mniejszą część zobaczyłam w całości. W sumie cieszę się, że niektórzy je nagrywali, więc mogłam je sobie potem obejrzeć albo chociaż odsłuchać. Akurat jakoś tak się złożyło, że większość z tego, co mnie interesowało, nakładała się na siebie – muszę przypomnieć, że meet miał sale odpowiadające każdemu z rodzajów kucyków i dodatkowo salę smoka i w każdej z nich przez cały czas coś się działo. Natomiast niektóre rzeczy wypadły z programu.</text:p>
      <text:p text:style-name="P4">Najpierw odwiedziłam panel Adalbertusa na temat spisu OC. Wyniki nie były tu dla mnie jakimś szczególnym zaskoczeniem, za to wiele założeń uznaję tutaj za po prostu śmieszne. Choćby to, że traktuje się to wszystko jako kuce, które sobie mają gdzieś żyć w Equestrii, co samo w sobie nie jest do końca prawdziwe, zważywszy już na ilość autorskich postaci tworzonych jedynie na potrzeby fanfików i fanartów. Również uderza mnie nieco swoista hipokryzja co poniektórych osób. Bo dlaczego pegaz ze smoczymi rogami jest ok, a ziemniak ze smoczymi oczami już be? Często odnoszę wrażenie, że postacie są traktowane wybiórczo i jeśli nawet OC waliłby po oczach jak żarówa wśród equestriańskiego społeczeństwa, to jeśli jest pięknie narysowany przez autora, to ludzie i tak się będą zachwycać. Ot, taka wybiórczość i dziwolągi tylko dla wybrańców. Ze swojej strony zaznaczam, że mnie kompletnie nie obchodzą czyjeś OC, o ile nie są jawnym plagiatem, a ich historia nie jest bardziej dziurawa od durszlaka. Wtedy tylko mam z nich bekę.</text:p>
      <text:p text:style-name="P4">Zdecydowanie najważniejszą rzeczą w programie Vistuliana był szczyt fanfikowy, prowadzony przez Dolara i Kredke. Oczywiście było to dokładnie to samo, co na ostatnim wrocławskim zorganizowanym, niemniej jednak miło było ponownie zobaczyć te wszystkie twarze związane ze światem literatury fandomowej. Tłumacze, pisarze, korektorzy, prereaderzy, krytycy literaccy i ludzie z przypadku – cała ta zgraja wesoło dyskutowała na temat jakości i ilości dzieł wszelakiego typu. Takim główniejszym momentem było zaś omawianie Fanfikowych Praw autorstwa Kredke, które mimo upływu czasu wciąż są jak najbardziej aktualne. W pewnym momencie panel odwiedził zaś Irwin i wykonał coś, co mogło być zarówno głęboko artystyczną wizją, jak i wyczynami kompletnie zjaranego faceta. Ewentualnie był to po prostu on.</text:p>
      <text:p text:style-name="P4"><text:soft-page-break/>Zawitałam również na pokazie Fluttersławii. Współczuję chłopakom, bo latanie w klimatycznych ciuchach przy trzydziestu paru stopniach jest koszmarem, a mówię to z własnego doświadczenia. Było trochę słabo słychać, szczególnie przez to, że osoby znajdujące się na tyłach sali generowały hałas. Nie powiem, bym dowiedziała się wielu nowych rzeczy, jednak miło się słuchało i oglądało, a i zobaczenie paru różnych typów mieczy zdecydowanie na plus. Zaś Kredke symulujacy kuczą walkę z fanfików stanowił niezwykle zabawny widok.</text:p>
      <text:p text:style-name="P4">Odwiedziłam także dyskusję o setnym odcinku serialu, jednak ta nie zaciekawiła mnie jakoś szczególnie. Przelotnie zerknęłam na panel o sztucznej inteligencji, jednak i tam nie znalazłam nic dla siebie. Warsztaty dubbingowe miały zaś zbyt duże opóźnienie i spędziłam na nich całe dziesięć minut.</text:p>
      <text:p text:style-name="P4">Jak oceniam całego meeta? Było całkiem spoko, spotkałam parę osób, pogadałam, bawiłam się średnio, ale generalnie nie żałuję, że pojechałam. Myślę, że gdyby nie upały i ta obsuwa, to wszystko potoczyłoby się skrajnie inaczej i oceniłabym Vistuliana znacznie wyżej.</text:p>
      <text:p text:style-name="P4"/>
      <text:p text:style-name="P6">SPIDIvonMARDER</text:p>
      <text:p text:style-name="P4">Jako organizator, nie powinienem oceniać swojego własnego ponymeeta. Mogę za to zdradzić, że było to ogromne wyzwanie organizacyjne, szczególnie z powodu kooperacji między dwoma fandomami, montowaniem meeta poza swoim miastem zamieszkania, a także skalą. Szacowaliśmy, że przyjdzie 200-300 osób, co byłoby nawet dwukrotnością największego naszego spotkania, czyli Ambermeeta (125 ludzi).</text:p>
      <text:p text:style-name="P4">Przyszło 357, czyli prawie trzykrotność! To rekord akademii!</text:p>
      <text:p text:style-name="P4">Z problemów, to nikogo nie zaskoczę, że nie zadziałała akredytacja, aczkolwiek jestem naprawdę pod wrażeniem naszych technicznych i helperów, którzy w warunkach frontowych przebudowali ją w zupełnie nowy i sprawny system, który dał radę poradzić sobie z tymi tłumami. Pechowo trafiliśmy na najcieplejszy dzień tego roku, kolejka miała wystawę południową, więc tutaj podziękowania należą się władzom szkoły, które potem uruchomiły zraszacz/szlauch, a także prysznice.</text:p>
      <text:p text:style-name="P4">Bardzo się cieszę, że odwiedziło nas tylu znamienitych gości z i spoza fandomu. To również uczyniło to spotkanie wyjątkowym.</text:p>
      <text:p text:style-name="P4">Halley liczyła, ile czasu maksymalnie spędzałem w jednym miejscu. Ponoć nie przekraczałem minuty, co świadczy, ile było roboty, ile osób potrzebowało mojej pomocy lub uwagi, a także w jakiej jestem formie fizycznej.</text:p>
      <text:p text:style-name="P4">Pomimo wielu przeciwności losu, takich jak niespodziewane awarie samochodów, upały, ludzie z ekipy-wykruszający-się-dzień-przed, to sądzę, że meet po prostu wyszedł. Zapamiętam go jako bardzo ważne osiągnięcie naszego fandomu.</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loext: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2</meta:editing-cycles>
    <dc:date>2015-07-30T22:29:11.036000000</dc:date>
    <meta:editing-duration>PT2H57M32S</meta:editing-duration>
    <meta:document-statistic meta:table-count="0" meta:image-count="0" meta:object-count="0" meta:page-count="5" meta:paragraph-count="26" meta:word-count="2713" meta:character-count="18204" meta:non-whitespace-character-count="15509"/>
  </office:meta>
</office:document-meta>
</file>